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8"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25.5pt" style:use-optimal-row-height="true" fo:break-before="auto"/>
    </style:style>
    <style:style style:name="ro7" style:family="table-row">
      <style:table-row-properties style:row-height="38.2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27.75pt" style:use-optimal-row-height="false" fo:break-before="auto"/>
    </style:style>
    <style:style style:name="ro11" style:family="table-row">
      <style:table-row-properties style:row-height="30pt" style:use-optimal-row-height="false" fo:break-before="auto"/>
    </style:style>
    <style:style style:name="ro12" style:family="table-row">
      <style:table-row-properties style:row-height="89.25pt" style:use-optimal-row-height="true" fo:break-before="auto"/>
    </style:style>
    <style:style style:name="ro13" style:family="table-row">
      <style:table-row-properties style:row-height="102pt" style:use-optimal-row-height="true" fo:break-before="auto"/>
    </style:style>
    <style:style style:name="ro14" style:family="table-row">
      <style:table-row-properties style:row-height="114.75pt" style:use-optimal-row-height="true" fo:break-before="auto"/>
    </style:style>
    <style:style style:name="ro15" style:family="table-row">
      <style:table-row-properties style:row-height="63.75pt" style:use-optimal-row-height="true" fo:break-before="auto"/>
    </style:style>
    <style:style style:name="ro16" style:family="table-row">
      <style:table-row-properties style:row-height="76.5pt" style:use-optimal-row-height="true" fo:break-before="auto"/>
    </style:style>
    <style:style style:name="ro17" style:family="table-row">
      <style:table-row-properties style:row-height="127.5pt" style:use-optimal-row-height="true" fo:break-before="auto"/>
    </style:style>
    <style:style style:name="ro18" style:family="table-row">
      <style:table-row-properties style:row-height="153pt" style:use-optimal-row-height="true" fo:break-before="auto"/>
    </style:style>
    <style:style style:name="ro19" style:family="table-row">
      <style:table-row-properties style:row-height="178.5pt" style:use-optimal-row-height="true" fo:break-before="auto"/>
    </style:style>
    <style:style style:name="ro20" style:family="table-row">
      <style:table-row-properties style:row-height="204pt" style:use-optimal-row-height="true" fo:break-before="auto"/>
    </style:style>
    <style:style style:name="ro21" style:family="table-row">
      <style:table-row-properties style:row-height="165.75pt" style:use-optimal-row-height="true" fo:break-before="auto"/>
    </style:style>
    <style:style style:name="ro22" style:family="table-row">
      <style:table-row-properties style:row-height="140.25pt" style:use-optimal-row-height="true" fo:break-before="auto"/>
    </style:style>
    <style:style style:name="ro23" style:family="table-row">
      <style:table-row-properties style:row-height="105pt" style:use-optimal-row-height="fals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9">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60">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1">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2">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3">
            <text:p>E2E</text:p>
          </table:table-cell>
          <table:table-cell office:value-type="string" table:number-columns-spanned="3" table:number-rows-spanned="1" table:style-name="ce63">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3">
            <text:p>Bare Namespace</text:p>
          </table:table-cell>
          <table:table-cell office:value-type="string" table:number-columns-spanned="3" table:number-rows-spanned="1" table:style-name="ce63">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Meta Namespace</text:p>
          </table:table-cell>
          <table:table-cell office:value-type="string" table:number-columns-spanned="3" table:number-rows-spanned="1" table:style-name="ce63">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E2E Namespace</text:p>
          </table:table-cell>
          <table:table-cell office:value-type="string" table:number-columns-spanned="3" table:number-rows-spanned="1" table:style-name="ce63">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dword++, dwordK</text:p>
          </table:table-cell>
          <table:table-cell office:value-type="string" table:number-columns-spanned="3" table:number-rows-spanned="1" table:style-name="ce63">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word++, workK</text:p>
          </table:table-cell>
          <table:table-cell office:value-type="string" table:number-columns-spanned="3" table:number-rows-spanned="1" table:style-name="ce63">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3">
            <text:p>byte++, byteK</text:p>
          </table:table-cell>
          <table:table-cell office:value-type="string" table:number-columns-spanned="3" table:number-rows-spanned="1" table:style-name="ce63">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5">
            <text:p>Group Name</text:p>
          </table:table-cell>
          <table:table-cell office:value-type="string" table:style-name="ce16">
            <text:p>Group Purpose; Place in group hdr file</text:p>
          </table:table-cell>
          <table:table-cell office:value-type="string" table:style-name="ce17">
            <text:p>Tests</text:p>
          </table:table-cell>
          <table:table-cell office:value-type="string" table:style-name="ce18">
            <text:p>Compliance String</text:p>
          </table:table-cell>
          <table:table-cell office:value-type="string" table:content-validation-name="val1" table:style-name="ce19">
            <text:p>Short Description</text:p>
          </table:table-cell>
          <table:table-cell office:value-type="string" table:style-name="ce15">
            <text:p>Long Description</text:p>
          </table:table-cell>
          <table:table-cell office:value-type="string" table:style-name="ce16">
            <text:p>Special Notes</text:p>
          </table:table-cell>
          <table:table-cell table:number-columns-repeated="16377" table:style-name="ce20"/>
        </table:table-row>
        <table:table-row table:style-name="ro5">
          <table:table-cell office:value-type="string" table:style-name="ce21">
            <text:p>GrpInformative</text:p>
          </table:table-cell>
          <table:table-cell office:value-type="string" table:number-columns-spanned="1" table:number-rows-spanned="4" table:style-name="ce64">
            <text:p>To gather constant operating metrics from the DUT, dump that data and perhaps make it available to the gInformative singleton</text:p>
          </table:table-cell>
          <table:table-cell office:value-type="string" table:style-name="ce22">
            <text:p>DumpRegisters_r10b</text:p>
          </table:table-cell>
          <table:table-cell office:value-type="string" table:style-name="ce23">
            <text:p>revision 1.0b, section 2</text:p>
          </table:table-cell>
          <table:table-cell office:value-type="string" table:content-validation-name="val1" table:style-name="ce24">
            <text:p>Dump all registers</text:p>
          </table:table-cell>
          <table:table-cell office:value-type="string" table:style-name="ce24">
            <text:p>Dumps the value of every register, to 2 separate files</text:p>
          </table:table-cell>
          <table:table-cell table:style-name="ce13"/>
          <table:table-cell table:number-columns-repeated="16377" table:style-name="ce25"/>
        </table:table-row>
        <table:table-row-group>
          <table:table-row table:style-name="ro6">
            <table:table-cell table:style-name="ce26"/>
            <table:covered-table-cell/>
            <table:table-cell office:value-type="string" table:style-name="ce27">
              <text:p>CreateACQASQ_r10b</text:p>
            </table:table-cell>
            <table:table-cell office:value-type="string" table:style-name="ce28">
              <text:p>revision 1.0b, section 7</text:p>
            </table:table-cell>
            <table:table-cell office:value-type="string" table:content-validation-name="val1" table:style-name="ce29">
              <text:p>Create an ACQ &amp; ASQ</text:p>
            </table:table-cell>
            <table:table-cell office:value-type="string" table:style-name="ce30">
              <text:p>Create ACQ &amp; ASQ kernel objects with group lifespan. Report this data to the log directory filename: CreateACQASQ_r10b</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IdentifyData_r10b</text:p>
            </table:table-cell>
            <table:table-cell office:value-type="string" table:style-name="ce31">
              <text:p>revision 1.0b, section 7</text:p>
            </table:table-cell>
            <table:table-cell office:value-type="string" table:content-validation-name="val1" table:style-name="ce32">
              <text:p>Issue the identify cmd</text:p>
            </table:table-cell>
            <table:table-cell office:value-type="string" table:style-name="ce33">
              <text:p>Issue the identify cmd to the ASQ. Request both controller and all namspc pages. Dump this data to the log directory.</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GetFeatures_r10b</text:p>
            </table:table-cell>
            <table:table-cell office:value-type="string" table:style-name="ce28">
              <text:p>revision 1.0b, section 7</text:p>
            </table:table-cell>
            <table:table-cell office:value-type="string" table:content-validation-name="val1" table:style-name="ce30">
              <text:p>Issue the get features cmd</text:p>
            </table:table-cell>
            <table:table-cell office:value-type="string" table:style-name="ce30">
              <text:p>Issue the get features cmd to the ASQ. Request various feature identifiers which are deemed important enough to retrieve for all tests to view easily.</text:p>
            </table:table-cell>
            <table:table-cell table:style-name="ce13"/>
            <table:table-cell table:number-columns-repeated="16377" table:style-name="ce25"/>
          </table:table-row>
        </table:table-row-group>
        <table:table-row table:style-name="ro7">
          <table:table-cell office:value-type="string" table:style-name="ce13">
            <text:p>GrpPciRegisters</text:p>
          </table:table-cell>
          <table:table-cell office:value-type="string" table:style-name="ce13">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3">
            <text:p>revision 1.0b, section 2</text:p>
          </table:table-cell>
          <table:table-cell office:value-type="string" table:content-validation-name="val1" table:style-name="ce30">
            <text:p>Validate all PCI registers syntactically</text:p>
          </table:table-cell>
          <table:table-cell office:value-type="string" table:style-name="ce13">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1"/>
        </table:table-row>
        <table:table-row table:style-name="ro7">
          <table:table-cell office:value-type="string" table:style-name="ce34">
            <text:p>GrpCtrlRegisters</text:p>
          </table:table-cell>
          <table:table-cell office:value-type="string" table:number-columns-spanned="1" table:number-rows-spanned="2" table:style-name="ce64">
            <text:p>Verify valid operation of the ctrl'r register space</text:p>
          </table:table-cell>
          <table:table-cell office:value-type="string" table:style-name="ce35">
            <text:p>AllCtrlrRegs_r10b</text:p>
          </table:table-cell>
          <table:table-cell office:value-type="string" table:style-name="ce13">
            <text:p>revision 1.0b, section 3</text:p>
          </table:table-cell>
          <table:table-cell office:value-type="string" table:content-validation-name="val1" table:style-name="ce36">
            <text:p>Validate all controller registers syntactically</text:p>
          </table:table-cell>
          <table:table-cell office:value-type="string" table:style-name="ce34">
            <text:p>Validates the following; the RO fields which are not implementation specific contain default values; The RO fields cannot be written; All ASCII fields only contain chars 0x20 to 0x7e.</text:p>
          </table:table-cell>
          <table:table-cell table:style-name="ce13"/>
          <table:table-cell table:number-columns-repeated="16377" table:style-name="ce37"/>
        </table:table-row>
        <table:table-row-group>
          <table:table-row table:style-name="ro8">
            <table:table-cell table:style-name="ce38"/>
            <table:covered-table-cell/>
            <table:table-cell office:value-type="string" table:style-name="ce35">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3">
              <text:p>revision 1.0b, section 3</text:p>
            </table:table-cell>
            <table:table-cell office:value-type="string" table:content-validation-name="val1" table:style-name="ce36">
              <text:p>Verify approp registers are reset to default values</text:p>
            </table:table-cell>
            <table:table-cell office:value-type="string" table:style-name="ce34">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3"/>
            <table:table-cell table:number-columns-repeated="16377" table:style-name="ce37"/>
          </table:table-row>
        </table:table-row-group>
        <table:table-row table:style-name="ro6">
          <table:table-cell office:value-type="string" table:style-name="ce39">
            <text:p>GrpBasicInit</text:p>
          </table:table-cell>
          <table:table-cell office:value-type="string" table:number-columns-spanned="1" table:number-rows-spanned="13" table:style-name="ce64">
            <text:p>Verify basic initialization tasks that new hardware will desire to perform for a quick power up general health and quick understanding as to rudimentary features.</text:p>
          </table:table-cell>
          <table:table-cell office:value-type="string" table:style-name="ce27">
            <text:p>CreateACQASQ_r10b</text:p>
          </table:table-cell>
          <table:table-cell office:value-type="string" table:style-name="ce13">
            <text:p>revision 1.0b, section 7</text:p>
          </table:table-cell>
          <table:table-cell office:value-type="string" table:content-validation-name="val1" table:style-name="ce34">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1"/>
        </table:table-row>
        <table:table-row-group>
          <table:table-row table:style-name="ro7">
            <table:table-cell table:style-name="ce40"/>
            <table:covered-table-cell/>
            <table:table-cell office:value-type="string" table:style-name="ce27">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3">
              <text:p>revision 1.0b, section 7</text:p>
            </table:table-cell>
            <table:table-cell office:value-type="string" table:content-validation-name="val1" table:style-name="ce34">
              <text:p>Create contiguous IOCQ(poll) and IOSQ's</text:p>
            </table:table-cell>
            <table:table-cell office:value-type="string" table:style-name="ce34">
              <text:p>Issue the admin cmds Create 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DiscontigPoll_r10b</text:p>
            </table:table-cell>
            <table:table-cell office:value-type="string" table:style-name="ce13">
              <text:p>revision 1.0b, section 7</text:p>
            </table:table-cell>
            <table:table-cell office:value-type="string" table:content-validation-name="val1" table:style-name="ce34">
              <text:p>Create discontiguous IOCQ(poll) and IOSQ's</text:p>
            </table:table-cell>
            <table:table-cell office:value-type="string" table:style-name="ce34">
              <text:p>Issue the admin cmds Create dis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WriteDataPat_r10b</text:p>
            </table:table-cell>
            <table:table-cell office:value-type="string" table:style-name="ce13">
              <text:p>revision 1.0b, section 6</text:p>
            </table:table-cell>
            <table:table-cell office:value-type="string" table:content-validation-name="val1" table:style-name="ce34">
              <text:p>Write a well known data pattern to media</text:p>
            </table:table-cell>
            <table:table-cell office:value-type="string" table:style-name="ce34">
              <text:p>Issue an NVM cmd set write command with a well known data pattern to namspc #1. The write command shall be completely generic.</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VerifyDataPat_r10b</text:p>
            </table:table-cell>
            <table:table-cell office:value-type="string" table:style-name="ce13">
              <text:p>revision 1.0b, section 6</text:p>
            </table:table-cell>
            <table:table-cell office:value-type="string" table:content-validation-name="val1" table:style-name="ce34">
              <text:p>Verify a well known data pattern from media</text:p>
            </table:table-cell>
            <table:table-cell office:value-type="string" table:style-name="ce34">
              <text:p>Issue an NVM cmd set read command and compare the data with a previously written well known data pattern from namspc #1. The read command shall be completely generic.</text:p>
            </table:table-cell>
            <table:table-cell table:style-name="ce28"/>
            <table:table-cell table:number-columns-repeated="16377" table:style-name="ce1"/>
          </table:table-row>
          <table:table-row table:style-name="ro8">
            <table:table-cell table:style-name="ce40"/>
            <table:covered-table-cell/>
            <table:table-cell office:value-type="string" table:style-name="ce27">
              <text:p>DeleteIOQContig_r10b</text:p>
            </table:table-cell>
            <table:table-cell office:value-type="string" table:style-name="ce13">
              <text:p>revision 1.0b, section 7</text:p>
            </table:table-cell>
            <table:table-cell office:value-type="string" table:content-validation-name="val1" table:style-name="ce34">
              <text:p>Delete contiguous IOCQ and IOSQ's</text:p>
            </table:table-cell>
            <table:table-cell office:value-type="string" table:style-name="ce34">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8">
            <table:table-cell table:style-name="ce40"/>
            <table:covered-table-cell/>
            <table:table-cell office:value-type="string" table:style-name="ce27">
              <text:p>DeleteIOQDiscontig_r10b</text:p>
            </table:table-cell>
            <table:table-cell office:value-type="string" table:style-name="ce13">
              <text:p>revision 1.0b, section 7</text:p>
            </table:table-cell>
            <table:table-cell office:value-type="string" table:content-validation-name="val1" table:style-name="ce34">
              <text:p>Delete discontiguous IOCQ and IOSQ's</text:p>
            </table:table-cell>
            <table:table-cell office:value-type="string" table:style-name="ce34">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ContigIRQ_r10b</text:p>
            </table:table-cell>
            <table:table-cell office:value-type="string" table:style-name="ce13">
              <text:p>revision 1.0b, section 7</text:p>
            </table:table-cell>
            <table:table-cell office:value-type="string" table:content-validation-name="val1" table:style-name="ce34">
              <text:p>Create contiguous IOCQ(IRQ) and IOSQ's</text:p>
            </table:table-cell>
            <table:table-cell office:value-type="string" table:style-name="ce34">
              <text:p>Issue the admin cmds Create 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DiscontigIRQ_r10b</text:p>
            </table:table-cell>
            <table:table-cell office:value-type="string" table:style-name="ce13">
              <text:p>revision 1.0b, section 7</text:p>
            </table:table-cell>
            <table:table-cell office:value-type="string" table:content-validation-name="val1" table:style-name="ce34">
              <text:p>Create discontiguous IOCQ(IRQ) and IOSQ's</text:p>
            </table:table-cell>
            <table:table-cell office:value-type="string" table:style-name="ce34">
              <text:p>Issue the admin cmds Create dis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4">
            <table:table-cell table:style-name="ce40"/>
            <table:covered-table-cell/>
            <table:table-cell office:value-type="string" table:style-name="ce27">
              <text:p>Write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Verify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Dis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group>
        <table:table-row table:style-name="ro9">
          <table:table-cell office:value-type="string" table:style-name="ce39">
            <text:p>GrpResets</text:p>
          </table:table-cell>
          <table:table-cell office:value-type="string" table:number-columns-spanned="1" table:number-rows-spanned="3" table:style-name="ce64">
            <text:p>All reset related testing will be grouped within</text:p>
          </table:table-cell>
          <table:table-cell office:value-type="string" table:style-name="ce35">
            <text:p>CtrlrResetIOQDeleted</text:p>
          </table:table-cell>
          <table:table-cell office:value-type="string" table:style-name="ce13">
            <text:p>revision 1.0b, section 7</text:p>
          </table:table-cell>
          <table:table-cell office:value-type="string" table:content-validation-name="val1" table:style-name="ce29">
            <text:p>Ctrlr resets cause IOSQ &amp; IOCQ's to be deleted</text:p>
          </table:table-cell>
          <table:table-cell office:value-type="string" table:style-name="ce34">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8"/>
          <table:table-cell table:number-columns-repeated="16377" table:style-name="ce1"/>
        </table:table-row>
        <table:table-row-group>
          <table:table-row table:style-name="ro7">
            <table:table-cell table:style-name="ce41"/>
            <table:covered-table-cell/>
            <table:table-cell office:value-type="string" table:style-name="ce42">
              <text:p>CtrlrResetAsyncEventAbort</text:p>
            </table:table-cell>
            <table:table-cell office:value-type="string" table:style-name="ce13">
              <text:p>revision 1.0b, section 5</text:p>
            </table:table-cell>
            <table:table-cell office:value-type="string" table:content-validation-name="val1" table:style-name="ce29">
              <text:p>Ctrlr resets cause async events to become aborted.</text:p>
            </table:table-cell>
            <table:table-cell office:value-type="string" table:style-name="ce34">
              <text:p>A ctrlr reset doesn't remove the ACQ, thus all outstanding async req cmds will be aborted by a CE in the ACQ. The ACQ can be interrogated while (CC.EN=0) to verify their existennce.</text:p>
            </table:table-cell>
            <table:table-cell table:style-name="ce28"/>
            <table:table-cell table:number-columns-repeated="16377" table:style-name="ce1"/>
          </table:table-row>
          <table:table-row table:style-name="ro10">
            <table:table-cell table:style-name="ce43"/>
            <table:covered-table-cell/>
            <table:table-cell office:value-type="string" table:style-name="ce35">
              <text:p>CtrlrResetNotEffectAdminQ</text:p>
            </table:table-cell>
            <table:table-cell office:value-type="string" table:style-name="ce13">
              <text:p>revision 1.0b, section 5</text:p>
            </table:table-cell>
            <table:table-cell office:value-type="string" table:content-validation-name="val1" table:style-name="ce29">
              <text:p>Ctrlr resets do not affect ACQ or ASQ.</text:p>
            </table:table-cell>
            <table:table-cell office:value-type="string" table:style-name="ce34">
              <text:p>Create ACQ &amp; ASQ, cause (CC.EN=0), then re-enable ctrlr, verify the admin Q's are still operation by sending an Identify and verifying it completes successfully.</text:p>
            </table:table-cell>
            <table:table-cell table:style-name="ce28"/>
            <table:table-cell table:number-columns-repeated="16377" table:style-name="ce1"/>
          </table:table-row>
        </table:table-row-group>
        <table:table-row table:style-name="ro7">
          <table:table-cell office:value-type="string" table:style-name="ce39">
            <text:p>GrpGeneralCmds</text:p>
          </table:table-cell>
          <table:table-cell office:value-type="string" table:number-columns-spanned="1" table:number-rows-spanned="4" table:style-name="ce66">
            <text:p>To test a command's features that are common to all command sets.</text:p>
          </table:table-cell>
          <table:table-cell office:value-type="string" table:style-name="ce44">
            <text:p>CIDAcceptedASQ_r10b</text:p>
          </table:table-cell>
          <table:table-cell office:value-type="string" table:style-name="ce45">
            <text:p>revision 1.0b, section 4</text:p>
          </table:table-cell>
          <table:table-cell office:value-type="string" table:content-validation-name="val1" table:style-name="ce46">
            <text:p>Verify all CID values are accepted in ASQ</text:p>
          </table:table-cell>
          <table:table-cell office:value-type="string" table:style-name="ce47">
            <text:p>Issue Identify CMD 65536 + 1 times and verify that the dnvme assigned CID value is unique each time. Each command must complete in success and be reaped from the ACQ.</text:p>
          </table:table-cell>
          <table:table-cell table:style-name="ce28"/>
          <table:table-cell table:number-columns-repeated="16377" table:style-name="ce1"/>
        </table:table-row>
        <table:table-row-group>
          <table:table-row table:style-name="ro7">
            <table:table-cell table:style-name="ce43"/>
            <table:covered-table-cell/>
            <table:table-cell office:value-type="string" table:style-name="ce44">
              <text:p>CIDAcceptedIOSQ_r10b</text:p>
            </table:table-cell>
            <table:table-cell office:value-type="string" table:style-name="ce45">
              <text:p>revision 1.0b, section 4</text:p>
            </table:table-cell>
            <table:table-cell office:value-type="string" table:content-validation-name="val1" table:style-name="ce46">
              <text:p>Verify all CID values accepted in an IOSQ</text:p>
            </table:table-cell>
            <table:table-cell office:value-type="string" table:style-name="ce47">
              <text:p>Issue Identify CMD 65536 + 1 times and verify that the dnvme assigned CID value is unique each time. Each command must complete in success and be reaped from the IOSQ.</text:p>
            </table:table-cell>
            <table:table-cell table:style-name="ce28"/>
            <table:table-cell table:number-columns-repeated="16377" table:style-name="ce1"/>
          </table:table-row>
          <table:table-row table:style-name="ro7">
            <table:table-cell table:style-name="ce43"/>
            <table:covered-table-cell/>
            <table:table-cell office:value-type="string" table:style-name="ce44">
              <text:p>IllegalAdminCmds_10b</text:p>
            </table:table-cell>
            <table:table-cell office:value-type="string" table:style-name="ce45">
              <text:p>revision 1.0b, section 5</text:p>
            </table:table-cell>
            <table:table-cell office:value-type="string" table:content-validation-name="val1" table:style-name="ce46">
              <text:p>Issue illegal admin cmd set opcodes</text:p>
            </table:table-cell>
            <table:table-cell office:value-type="string" table:style-name="ce47">
              <text:p>Don't test vendor specific opcodes, then determine all supported admin cmds based upon the NVM cmd set and issue all other illegal opcodes. <text:s/>Verify status code in the CE of ACQ is 1h.</text:p>
            </table:table-cell>
            <table:table-cell table:style-name="ce28"/>
            <table:table-cell table:number-columns-repeated="16377" table:style-name="ce1"/>
          </table:table-row>
          <table:table-row table:style-name="ro11">
            <table:table-cell table:style-name="ce43"/>
            <table:covered-table-cell/>
            <table:table-cell office:value-type="string" table:style-name="ce12">
              <text:p>IllegalNVMCmds_10b</text:p>
            </table:table-cell>
            <table:table-cell office:value-type="string" table:style-name="ce45">
              <text:p>revision 1.0b, section 6</text:p>
            </table:table-cell>
            <table:table-cell office:value-type="string" table:content-validation-name="val1" table:style-name="ce46">
              <text:p>Issue illegal nvm cmd set opcodes</text:p>
            </table:table-cell>
            <table:table-cell office:value-type="string" table:style-name="ce47">
              <text:p>Don't test vendor specific opcodes, then determine all supported NVM cmds and issue all other illegal opcodes. <text:s/>Verify status code in the CE of ACQ is 1h.</text:p>
            </table:table-cell>
            <table:table-cell table:style-name="ce28"/>
            <table:table-cell table:number-columns-repeated="16377" table:style-name="ce1"/>
          </table:table-row>
        </table:table-row-group>
        <table:table-row table:style-name="ro8">
          <table:table-cell office:value-type="string" table:style-name="ce39">
            <text:p>GrpQueues</text:p>
          </table:table-cell>
          <table:table-cell office:value-type="string" table:number-columns-spanned="1" table:number-rows-spanned="15" table:style-name="ce64">
            <text:p>Validate general queue functionality.</text:p>
          </table:table-cell>
          <table:table-cell office:value-type="string" table:style-name="ce48">
            <text:p>InitialStateAdmin_r10b</text:p>
          </table:table-cell>
          <table:table-cell office:value-type="string" table:style-name="ce44">
            <text:p>revision 1.0b, section 4</text:p>
          </table:table-cell>
          <table:table-cell office:value-type="string" table:content-validation-name="val1" table:style-name="ce46">
            <text:p>Validate new ASQ/ACQ pointer initial states</text:p>
          </table:table-cell>
          <table:table-cell office:value-type="string" table:style-name="ce34">
            <text:p>Create ana 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8"/>
          <table:table-cell table:number-columns-repeated="16377" table:style-name="ce1"/>
        </table:table-row>
        <table:table-row-group>
          <table:table-row table:style-name="ro8">
            <table:table-cell table:style-name="ce49"/>
            <table:covered-table-cell/>
            <table:table-cell office:value-type="string" table:style-name="ce50">
              <text:p>AdminQRollChkSame_r10b</text:p>
            </table:table-cell>
            <table:table-cell office:value-type="string" table:style-name="ce44">
              <text:p>revision 1.0b, section 4</text:p>
            </table:table-cell>
            <table:table-cell office:value-type="string" table:content-validation-name="val1" table:style-name="ce46">
              <text:p>Validate admin Q doorbell rollover when Q's same size</text:p>
            </table:table-cell>
            <table:table-cell office:value-type="string" table:style-name="ce34">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8"/>
            <table:table-cell table:number-columns-repeated="16377" table:style-name="ce1"/>
          </table:table-row>
          <table:table-row table:style-name="ro12">
            <table:table-cell table:style-name="ce49"/>
            <table:covered-table-cell/>
            <table:table-cell office:value-type="string" table:style-name="ce50">
              <text:p>AdminQRollChkDiff_r10b</text:p>
            </table:table-cell>
            <table:table-cell office:value-type="string" table:style-name="ce44">
              <text:p>revision 1.0b, section 4</text:p>
            </table:table-cell>
            <table:table-cell office:value-type="string" table:content-validation-name="val1" table:style-name="ce46">
              <text:p>Validate admin Q doorbell rollover when Q's different size</text:p>
            </table:table-cell>
            <table:table-cell office:value-type="string" table:style-name="ce34">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8"/>
            <table:table-cell table:number-columns-repeated="16377" table:style-name="ce1"/>
          </table:table-row>
          <table:table-row table:style-name="ro13">
            <table:table-cell table:style-name="ce49"/>
            <table:covered-table-cell/>
            <table:table-cell office:value-type="string" table:style-name="ce50">
              <text:p>IOQRollChkSame_r10b</text:p>
            </table:table-cell>
            <table:table-cell office:value-type="string" table:style-name="ce44">
              <text:p>revision 1.0b, section 4</text:p>
            </table:table-cell>
            <table:table-cell office:value-type="string" table:content-validation-name="val1" table:style-name="ce46">
              <text:p>Validate IOQ doorbell rollover when IOQ's same size</text:p>
            </table:table-cell>
            <table:table-cell office:value-type="string" table:style-name="ce34">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8"/>
            <table:table-cell table:number-columns-repeated="16377" table:style-name="ce1"/>
          </table:table-row>
          <table:table-row table:style-name="ro14">
            <table:table-cell table:style-name="ce49"/>
            <table:covered-table-cell/>
            <table:table-cell office:value-type="string" table:style-name="ce50">
              <text:p>IOQRollChkDiff_r10b</text:p>
            </table:table-cell>
            <table:table-cell office:value-type="string" table:style-name="ce44">
              <text:p>revision 1.0b, section 4</text:p>
            </table:table-cell>
            <table:table-cell office:value-type="string" table:content-validation-name="val1" table:style-name="ce46">
              <text:p>Validate IOQ doorbell rollover when IOQ's different size</text:p>
            </table:table-cell>
            <table:table-cell office:value-type="string" table:style-name="ce34">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8"/>
            <table:table-cell table:number-columns-repeated="16377" table:style-name="ce1"/>
          </table:table-row>
          <table:table-row table:style-name="ro12">
            <table:table-cell table:style-name="ce51"/>
            <table:covered-table-cell/>
            <table:table-cell office:value-type="string" table:style-name="ce52">
              <text:p>ManySQtoCQAssoc_r10b</text:p>
            </table:table-cell>
            <table:table-cell office:value-type="string" table:style-name="ce44">
              <text:p>revision 1.0b, section 4</text:p>
            </table:table-cell>
            <table:table-cell office:value-type="string" table:content-validation-name="val1" table:style-name="ce46">
              <text:p>Create many IOSQ to IOCQ associations.</text:p>
            </table:table-cell>
            <table:table-cell office:value-type="string" table:style-name="ce34">
              <text:p>Search for 1 of the following namspcs to run test. Find 1st bare namspc, or find 1st meta namspc, or find 1st E2E namspc. Loop and create IOSQ's <text:s/>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8"/>
            <table:table-cell table:number-columns-repeated="16377" table:style-name="ce1"/>
          </table:table-row>
          <table:table-row table:style-name="ro15">
            <table:table-cell table:style-name="ce51"/>
            <table:covered-table-cell/>
            <table:table-cell office:value-type="string" table:style-name="ce52">
              <text:p>AdminQFull_r10b</text:p>
            </table:table-cell>
            <table:table-cell office:value-type="string" table:style-name="ce44">
              <text:p>revision 1.0b, section 4</text:p>
            </table:table-cell>
            <table:table-cell office:value-type="string" table:content-validation-name="val1" table:style-name="ce46">
              <text:p>Issue cmds until both ASQ and ACQ fill up.</text:p>
            </table:table-cell>
            <table:table-cell office:value-type="string" table:style-name="ce13">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8"/>
            <table:table-cell table:number-columns-repeated="16377" table:style-name="ce1"/>
          </table:table-row>
          <table:table-row table:style-name="ro13">
            <table:table-cell table:style-name="ce51"/>
            <table:covered-table-cell/>
            <table:table-cell office:value-type="string" table:style-name="ce52">
              <text:p>IOQFull_r10b</text:p>
            </table:table-cell>
            <table:table-cell office:value-type="string" table:style-name="ce44">
              <text:p>revision 1.0b, section 4</text:p>
            </table:table-cell>
            <table:table-cell office:value-type="string" table:content-validation-name="val1" table:style-name="ce46">
              <text:p>Issue cmds until both IOSQ and IOCQ fill up.</text:p>
            </table:table-cell>
            <table:table-cell office:value-type="string" table:style-name="ce13">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8"/>
            <table:table-cell table:number-columns-repeated="16377" table:style-name="ce1"/>
          </table:table-row>
          <table:table-row table:style-name="ro16">
            <table:table-cell table:style-name="ce51"/>
            <table:covered-table-cell/>
            <table:table-cell office:value-type="string" table:style-name="ce52">
              <text:p>ManyCmdSubmit_r10b</text:p>
            </table:table-cell>
            <table:table-cell office:value-type="string" table:style-name="ce44">
              <text:p>revision 1.0b, section 4</text:p>
            </table:table-cell>
            <table:table-cell office:value-type="string" table:content-validation-name="val1" table:style-name="ce46">
              <text:p>Verify multiple cmds issued simultaneously</text:p>
            </table:table-cell>
            <table:table-cell office:value-type="string" table:style-name="ce13">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8"/>
            <table:table-cell table:number-columns-repeated="16377" table:style-name="ce1"/>
          </table:table-row>
          <table:table-row table:style-name="ro6">
            <table:table-cell table:style-name="ce51"/>
            <table:covered-table-cell/>
            <table:table-cell office:value-type="string" table:style-name="ce52">
              <text:p>IllegalDeleteQs_r10b</text:p>
            </table:table-cell>
            <table:table-cell office:value-type="string" table:style-name="ce44">
              <text:p>revision 1.0b, section 5</text:p>
            </table:table-cell>
            <table:table-cell office:value-type="string" table:content-validation-name="val1" table:style-name="ce46">
              <text:p>Delete admin Q's with DeleteIOQ cmds</text:p>
            </table:table-cell>
            <table:table-cell office:value-type="string" table:style-name="ce13">
              <text:p>Issue DeleteIOSQ and DeleteIOCQ cmds, specify QID=0 trying to delete all admin Q's, expect status code = "Invalid Q ID"</text:p>
            </table:table-cell>
            <table:table-cell table:style-name="ce28"/>
            <table:table-cell table:number-columns-repeated="16377" table:style-name="ce1"/>
          </table:table-row>
          <table:table-row table:style-name="ro8">
            <table:table-cell table:style-name="ce51"/>
            <table:covered-table-cell/>
            <table:table-cell office:value-type="string" table:style-name="ce53">
              <text:p>IllegalCreateQs_r10b</text:p>
            </table:table-cell>
            <table:table-cell office:value-type="string" table:style-name="ce44">
              <text:p>revision 1.0b, section 5</text:p>
            </table:table-cell>
            <table:table-cell office:value-type="string" table:content-validation-name="val1" table:style-name="ce46">
              <text:p>Create admin Q's with CreateIOQ cmds</text:p>
            </table:table-cell>
            <table:table-cell office:value-type="string" table:style-name="ce13">
              <text:p>Issue CreateIOSQ and CreateIOCQ cmds, specify QID=0 trying to create all admin Q's, expect status code = "Invalid Q ID". Also issue a legal Create IOSQ but specify CQID=0 for the illegal association, also expect status code = "invalid Q ID"</text:p>
            </table:table-cell>
            <table:table-cell office:value-type="string" table:style-name="ce28">
              <text:p>NOTE: Both tnvme and dnvme reject this attempt from user space to protect the system from crashes. For this test to be possible it must be made as a hybrid test, embedded witin dnvme as a canned test case.</text:p>
            </table:table-cell>
            <table:table-cell table:number-columns-repeated="16377" table:style-name="ce1"/>
          </table:table-row>
          <table:table-row table:style-name="ro6">
            <table:table-cell table:style-name="ce51"/>
            <table:covered-table-cell/>
            <table:table-cell office:value-type="string" table:style-name="ce52">
              <text:p>IllegalCreateOrder_r10b</text:p>
            </table:table-cell>
            <table:table-cell office:value-type="string" table:style-name="ce44">
              <text:p>revision 1.0b, section 4</text:p>
            </table:table-cell>
            <table:table-cell office:value-type="string" table:content-validation-name="val1" table:style-name="ce46">
              <text:p>Create IOQ's out of order</text:p>
            </table:table-cell>
            <table:table-cell office:value-type="string" table:style-name="ce13">
              <text:p>Issue Create IOSQ cmd before an IOCQ exists, thus specify an unallocated IOCQ to expect status code = "Completion Q Invalid"</text:p>
            </table:table-cell>
            <table:table-cell table:style-name="ce28"/>
            <table:table-cell table:number-columns-repeated="16377" table:style-name="ce1"/>
          </table:table-row>
          <table:table-row table:style-name="ro12">
            <table:table-cell table:style-name="ce51"/>
            <table:covered-table-cell/>
            <table:table-cell office:value-type="string" table:style-name="ce52">
              <text:p>MaxIOQ_r10b</text:p>
            </table:table-cell>
            <table:table-cell office:value-type="string" table:style-name="ce44">
              <text:p>revision 1.0b, section 4</text:p>
            </table:table-cell>
            <table:table-cell office:value-type="string" table:content-validation-name="val1" table:style-name="ce46">
              <text:p>Create and use the max allowed IOCQ/IOSQ's</text:p>
            </table:table-cell>
            <table:table-cell office:value-type="string" table:style-name="ce13">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7">
            <table:table-cell table:style-name="ce51"/>
            <table:covered-table-cell/>
            <table:table-cell office:value-type="string" table:style-name="ce52">
              <text:p>SQCQSizeMismatch_r10b</text:p>
            </table:table-cell>
            <table:table-cell office:value-type="string" table:style-name="ce44">
              <text:p>revision 1.0b, section 4</text:p>
            </table:table-cell>
            <table:table-cell office:value-type="string" table:content-validation-name="val1" table:style-name="ce46">
              <text:p>Create IOCQ/IOSQ pairs while mismatch Q sizes.</text:p>
            </table:table-cell>
            <table:table-cell office:value-type="string" table:style-name="ce13">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8">
            <table:table-cell table:style-name="ce43"/>
            <table:covered-table-cell/>
            <table:table-cell office:value-type="string" table:style-name="ce52">
              <text:p>QIDVariations_r10b</text:p>
            </table:table-cell>
            <table:table-cell office:value-type="string" table:style-name="ce44">
              <text:p>revision 1.0b, section 5</text:p>
            </table:table-cell>
            <table:table-cell office:value-type="string" table:content-validation-name="val1" table:style-name="ce46">
              <text:p>Vary the QID pair's.</text:p>
            </table:table-cell>
            <table:table-cell office:value-type="string" table:style-name="ce13">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8"/>
            <table:table-cell table:number-columns-repeated="16377" table:style-name="ce1"/>
          </table:table-row>
        </table:table-row-group>
        <table:table-row table:style-name="ro16">
          <table:table-cell office:value-type="string" table:style-name="ce13">
            <text:p>GrpNVMWriteCmd</text:p>
          </table:table-cell>
          <table:table-cell office:value-type="string" table:number-columns-spanned="1" table:number-rows-spanned="18" table:style-name="ce64">
            <text:p>NVM cmd set write test cases that don't require data verification to detect a successful outcome.</text:p>
          </table:table-cell>
          <table:table-cell office:value-type="string" table:style-name="ce35">
            <text:p>LBAOutOfRangeBare_r10b</text:p>
          </table:table-cell>
          <table:table-cell office:value-type="string" table:style-name="ce44">
            <text:p>revision 1.0b, section 4,6</text:p>
          </table:table-cell>
          <table:table-cell office:value-type="string" table:content-validation-name="val1" table:style-name="ce46">
            <text:p>Issue write and cause SC=LBA Out of Range on bare namspcs</text:p>
          </table:table-cell>
          <table:table-cell office:value-type="string" table:style-name="ce34">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group>
          <table:table-row table:style-name="ro12">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write and cause SC=LBA Out of Range on meta namspcs</text:p>
            </table:table-cell>
            <table:table-cell office:value-type="string" table:style-name="ce34">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12">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write and cause SC=LBA Out of Range on E2E namspcs</text:p>
            </table:table-cell>
            <table:table-cell office:value-type="string" table:style-name="ce34">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6">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write and cause SC=Invalid Namspc or Format</text:p>
            </table:table-cell>
            <table:table-cell office:value-type="string" table:style-name="ce13">
              <text:p>Determine Identify.NN and issue write cmd sending 1 block, to all namspcs not supported by DUT, expect failure.</text:p>
            </table:table-cell>
            <table:table-cell table:style-name="ce28"/>
            <table:table-cell table:number-columns-repeated="16377" table:style-name="ce1"/>
          </table:table-row>
          <table:table-row table:style-name="ro12">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7">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3"/>
            <table:covered-table-cell/>
            <table:table-cell office:value-type="string" table:style-name="ce52">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write cmds where each is sending 1 data block at LBA 0 and vary the values of DW12.PRINFO.PRACT from 0x0 to 0x0f, expect success for all.</text:p>
            </table:table-cell>
            <table:table-cell table:style-name="ce28"/>
            <table:table-cell table:number-columns-repeated="16377" table:style-name="ce1"/>
          </table:table-row>
          <table:table-row table:style-name="ro8">
            <table:table-cell table:style-name="ce43"/>
            <table:covered-table-cell/>
            <table:table-cell office:value-type="string" table:style-name="ce53">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TBD</text:p>
            </table:table-cell>
            <table:table-cell table:style-name="ce28"/>
            <table:table-cell table:number-columns-repeated="16377" table:style-name="ce1"/>
          </table:table-row>
          <table:table-row table:style-name="ro15">
            <table:table-cell table:style-name="ce43"/>
            <table:covered-table-cell/>
            <table:table-cell office:value-type="string" table:style-name="ce52">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5">
            <table:table-cell table:style-name="ce43"/>
            <table:covered-table-cell/>
            <table:table-cell office:value-type="string" table:style-name="ce52">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12">
          <table:table-cell office:value-type="string" table:style-name="ce39">
            <text:p>GrpNVMWriteReadCombo</text:p>
          </table:table-cell>
          <table:table-cell office:value-type="string" table:number-columns-spanned="1" table:number-rows-spanned="15" table:style-name="ce67">
            <text:p>NVM cmd set write/read test cases that require data verification to detect a successful outcome.</text:p>
          </table:table-cell>
          <table:table-cell office:value-type="string" table:style-name="ce42">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read back, verify pattern. Rerun identical scenario with data pattern of byte++. All write/read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text:p>
          </table:table-cell>
          <table:table-cell table:number-columns-repeated="16377" table:style-name="ce1"/>
        </table:table-row>
        <table:table-row-group>
          <table:table-row table:style-name="ro19">
            <table:table-cell table:style-name="ce43"/>
            <table:covered-table-cell/>
            <table:table-cell office:value-type="string" table:style-name="ce68">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0">
            <table:table-cell table:style-name="ce43"/>
            <table:covered-table-cell/>
            <table:table-cell office:value-type="string" table:style-name="ce53">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1">
            <table:table-cell table:style-name="ce43"/>
            <table:covered-table-cell/>
            <table:table-cell office:value-type="string" table:style-name="ce53">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8">
            <table:table-cell table:style-name="ce43"/>
            <table:covered-table-cell/>
            <table:table-cell office:value-type="string" table:style-name="ce53">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text:p>
            </table:table-cell>
            <table:table-cell table:number-columns-repeated="16377" table:style-name="ce1"/>
          </table:table-row>
          <table:table-row table:style-name="ro16">
            <table:table-cell table:style-name="ce43"/>
            <table:covered-table-cell/>
            <table:table-cell office:value-type="string" table:style-name="ce53">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53">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meta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6">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53">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3">
            <table:table-cell table:style-name="ce43"/>
            <table:covered-table-cell/>
            <table:table-cell office:value-type="string" table:style-name="ce53">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2">
            <table:table-cell table:style-name="ce7"/>
            <table:covered-table-cell/>
            <table:table-cell office:value-type="string" table:style-name="ce53">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8"/>
            <table:table-cell table:number-columns-repeated="16377" table:style-name="ce1"/>
          </table:table-row>
          <table:table-row table:style-name="ro21">
            <table:table-cell table:style-name="ce43"/>
            <table:covered-table-cell/>
            <table:table-cell office:value-type="string" table:style-name="ce53">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21">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17">
            <table:table-cell table:style-name="ce43"/>
            <table:covered-table-cell/>
            <table:table-cell office:value-type="string" table:style-name="ce53">
              <text:p>DatasetMgmt_r10b</text:p>
            </table:table-cell>
            <table:table-cell office:value-type="string" table:style-name="ce44">
              <text:p>revision 1.0b, section 6</text:p>
            </table:table-cell>
            <table:table-cell office:value-type="string" table:content-validation-name="val1" table:style-name="ce46">
              <text:p>Verify dataset mgmt operations</text:p>
            </table:table-cell>
            <table:table-cell office:value-type="string" table:style-name="ce13">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p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8"/>
            <table:table-cell table:number-columns-repeated="16377" table:style-name="ce1"/>
          </table:table-row>
        </table:table-row-group>
        <table:table-row table:style-name="ro16">
          <table:table-cell office:value-type="string" table:style-name="ce39">
            <text:p>GrpNVMReadCmd</text:p>
          </table:table-cell>
          <table:table-cell office:value-type="string" table:number-columns-spanned="1" table:number-rows-spanned="17" table:style-name="ce67">
            <text:p>NVM cmd set read test cases that don't require data to be written to media 1st to detect a successful outcome.</text:p>
          </table:table-cell>
          <table:table-cell office:value-type="string" table:style-name="ce35">
            <text:p>LBAOutOfRangeBare_r10b</text:p>
          </table:table-cell>
          <table:table-cell office:value-type="string" table:style-name="ce44">
            <text:p>revision 1.0b, section 4,6</text:p>
          </table:table-cell>
          <table:table-cell office:value-type="string" table:content-validation-name="val1" table:style-name="ce46">
            <text:p>Issue read and cause SC=LBA Out of Range on bare namspcs</text:p>
          </table:table-cell>
          <table:table-cell office:value-type="string" table:style-name="ce34">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group>
          <table:table-row table:style-name="ro16">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read and cause SC=LBA Out of Range on meta namspcs</text:p>
            </table:table-cell>
            <table:table-cell office:value-type="string" table:style-name="ce34">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16">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read and cause SC=LBA Out of Range on E2E namspcs</text:p>
            </table:table-cell>
            <table:table-cell office:value-type="string" table:style-name="ce34">
              <text:p>For all E2E namspcs from Identify.NN, determine Identify.NSZE; For each namspc cause many scenarios by issuing a single read cmd requesting 2 data blocks, and conforming to approp E2E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6">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read and cause SC=Invalid Namspc or Format</text:p>
            </table:table-cell>
            <table:table-cell office:value-type="string" table:style-name="ce13">
              <text:p>Determine Identify.NN and issue read cmd requesting 1 block, to all namspcs not supported by DUT, expect failure.</text:p>
            </table:table-cell>
            <table:table-cell table:style-name="ce28"/>
            <table:table-cell table:number-columns-repeated="16377" table:style-name="ce1"/>
          </table:table-row>
          <table:table-row table:style-name="ro12">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7">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3"/>
            <table:covered-table-cell/>
            <table:table-cell office:value-type="string" table:style-name="ce52">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read cmds where each is reading 1 data block at LBA 0 and vary the values of DW12.PRINFO.PRACT from 0x0 to 0x0f, expect success for all.</text:p>
            </table:table-cell>
            <table:table-cell table:style-name="ce28"/>
            <table:table-cell table:number-columns-repeated="16377" table:style-name="ce1"/>
          </table:table-row>
          <table:table-row table:style-name="ro8">
            <table:table-cell table:style-name="ce43"/>
            <table:covered-table-cell/>
            <table:table-cell office:value-type="string" table:style-name="ce53">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read cmds where each is rea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read and cause SC=Conflicting Attributes</text:p>
            </table:table-cell>
            <table:table-cell office:value-type="string" table:style-name="ce13">
              <text:p>TBD</text:p>
            </table:table-cell>
            <table:table-cell table:style-name="ce28"/>
            <table:table-cell table:number-columns-repeated="16377" table:style-name="ce1"/>
          </table:table-row>
          <table:table-row table:style-name="ro15">
            <table:table-cell table:style-name="ce43"/>
            <table:covered-table-cell/>
            <table:table-cell office:value-type="string" table:style-name="ce52">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5">
            <table:table-cell table:style-name="ce43"/>
            <table:covered-table-cell/>
            <table:table-cell office:value-type="string" table:style-name="ce52">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6">
          <table:table-cell office:value-type="string" table:style-name="ce39">
            <text:p>GrpNVMFlushCmd</text:p>
          </table:table-cell>
          <table:table-cell office:value-type="string" table:number-columns-spanned="1" table:number-rows-spanned="5" table:style-name="ce67">
            <text:p>NVM cmd set flush test cases.</text:p>
          </table: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flush and cause SC=Invalid Namspc or Format</text:p>
          </table:table-cell>
          <table:table-cell office:value-type="string" table:style-name="ce13">
            <text:p>Determine Identify.NN and issue flush cmd to all namspcs not supported by DUT, expect failure.</text:p>
          </table:table-cell>
          <table:table-cell table:style-name="ce28"/>
          <table:table-cell table:number-columns-repeated="16377" table:style-name="ce1"/>
        </table:table-row>
        <table:table-row-group>
          <table:table-row table:style-name="ro15">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FunctionalityBare_r10b</text:p>
            </table:table-cell>
            <table:table-cell office:value-type="string" table:style-name="ce44">
              <text:p>revision 1.0b, section 6</text:p>
            </table:table-cell>
            <table:table-cell office:value-type="string" table:content-validation-name="val1" table:style-name="ce46">
              <text:p>Verify flush functionality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8">
              <text:p>Code reuse: this test is very similar to test case tnvme/GrpWriteReadCombo/StartingLBABare_r10b</text:p>
            </table:table-cell>
            <table:table-cell table:number-columns-repeated="16377" table:style-name="ce1"/>
          </table:table-row>
          <table:table-row table:style-name="ro12">
            <table:table-cell table:style-name="ce43"/>
            <table:covered-table-cell/>
            <table:table-cell office:value-type="string" table:style-name="ce14">
              <text:p>FunctionalityMeta_r10b</text:p>
            </table:table-cell>
            <table:table-cell office:value-type="string" table:style-name="ce44">
              <text:p>revision 1.0b, section 6</text:p>
            </table:table-cell>
            <table:table-cell office:value-type="string" table:content-validation-name="val1" table:style-name="ce46">
              <text:p>Verify flush functionality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8">
              <text:p>Code reuse: this test is very similar to test case tnvme/GrpWriteReadCombo/StartingLBAMeta_r10b</text:p>
            </table:table-cell>
            <table:table-cell table:number-columns-repeated="16377" table:style-name="ce1"/>
          </table:table-row>
          <table:table-row table:style-name="ro12">
            <table:table-cell table:style-name="ce43"/>
            <table:covered-table-cell/>
            <table:table-cell office:value-type="string" table:style-name="ce14">
              <text:p>FunctionalityE2E_r10b</text:p>
            </table:table-cell>
            <table:table-cell office:value-type="string" table:style-name="ce44">
              <text:p>revision 1.0b, section 6</text:p>
            </table:table-cell>
            <table:table-cell office:value-type="string" table:content-validation-name="val1" table:style-name="ce46">
              <text:p>Verify flush functionality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8">
              <text:p>Code reuse: this test is very similar to test case tnvme/GrpWriteReadCombo/StartingLBAE2E_r10b</text:p>
            </table:table-cell>
            <table:table-cell table:number-columns-repeated="16377" table:style-name="ce1"/>
          </table:table-row>
        </table:table-row-group>
        <table:table-row table:style-name="ro8">
          <table:table-cell office:value-type="string" table:style-name="ce13">
            <text:p>GrpNVMWriteUncorrectCmd</text:p>
          </table:table-cell>
          <table:table-cell office:value-type="string" table:number-columns-spanned="1" table:number-rows-spanned="10" table:style-name="ce67">
            <text:p>NVM cmd set write uncorrectabl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12">
            <table:table-cell table:style-name="ce43"/>
            <table:covered-table-cell/>
            <table:table-cell office:value-type="string" table:style-name="ce29">
              <text:p>LBAOutOfRange_r10b</text:p>
            </table:table-cell>
            <table:table-cell office:value-type="string" table:style-name="ce44">
              <text:p>revision 1.0b, section 4,6</text:p>
            </table:table-cell>
            <table:table-cell office:value-type="string" table:content-validation-name="val1" table:style-name="ce46">
              <text:p>Issue write-uncorrect; cause SC=LBA Out of Range</text:p>
            </table:table-cell>
            <table:table-cell office:value-type="string" table:style-name="ce34">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23">
            <table:table-cell table:style-name="ce43"/>
            <table:covered-table-cell/>
            <table:table-cell office:value-type="string" table:style-name="ce14">
              <text:p>CapacityExceed_r10b</text:p>
            </table:table-cell>
            <table:table-cell office:value-type="string" table:style-name="ce44">
              <text:p>revision 1.0b, section 4,6</text:p>
            </table:table-cell>
            <table:table-cell office:value-type="string" table:content-validation-name="val1" table:style-name="ce46">
              <text:p>Issue write-uncorrect; cause SC=Capacity Exceeded</text:p>
            </table:table-cell>
            <table:table-cell office:value-type="string" table:style-name="ce13">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write-uncorrect and cause SC=Invalid Namspc or Format</text:p>
            </table:table-cell>
            <table:table-cell office:value-type="string" table:style-name="ce13">
              <text:p>Determine Identify.NN and issue write-uncorrect cmd at LBA 0, where DW12.NLB = 0 to all namspcs not supported by DUT, expect failure.</text:p>
            </table:table-cell>
            <table:table-cell table:style-name="ce28"/>
            <table:table-cell table:number-columns-repeated="16377" table:style-name="ce1"/>
          </table:table-row>
          <table:table-row table:style-name="ro15">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8"/>
            <table:table-cell table:number-columns-repeated="16377" table:style-name="ce1"/>
          </table:table-row>
          <table:table-row table:style-name="ro8">
            <table:table-cell table:style-name="ce43"/>
            <table:covered-table-cell/>
            <table:table-cell office:value-type="string" table:style-name="ce14">
              <text:p>IgnoreMetaPtr_r10b</text:p>
            </table:table-cell>
            <table:table-cell office:value-type="string" table:style-name="ce44">
              <text:p>revision 1.0b, section 6</text:p>
            </table:table-cell>
            <table:table-cell office:value-type="string" table:content-validation-name="val1" table:style-name="ce46">
              <text:p>Verify metadata ptr is not used</text:p>
            </table:table-cell>
            <table:table-cell office:value-type="string" table:style-name="ce13">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15">
            <table:table-cell table:style-name="ce43"/>
            <table:covered-table-cell/>
            <table:table-cell office:value-type="string" table:style-name="ce14">
              <text:p>NLB_r10b</text:p>
            </table:table-cell>
            <table:table-cell office:value-type="string" table:style-name="ce44">
              <text:p>revision 1.0b, section 6</text:p>
            </table:table-cell>
            <table:table-cell office:value-type="string" table:content-validation-name="val1" table:style-name="ce46">
              <text:p>Verify all values of Number of Log Blk (NLB)</text:p>
            </table:table-cell>
            <table:table-cell office:value-type="string" table:style-name="ce13">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8"/>
            <table:table-cell table:number-columns-repeated="16377" table:style-name="ce1"/>
          </table:table-row>
          <table:table-row table:style-name="ro16">
            <table:table-cell table:style-name="ce43"/>
            <table:covered-table-cell/>
            <table:table-cell office:value-type="string" table:style-name="ce14">
              <text:p>ValidateFuncBare_r10b</text:p>
            </table:table-cell>
            <table:table-cell office:value-type="string" table:style-name="ce44">
              <text:p>revision 1.0b, section 6</text:p>
            </table:table-cell>
            <table:table-cell office:value-type="string" table:content-validation-name="val1" table:style-name="ce46">
              <text:p>Validate functionality for bare namspcs</text:p>
            </table:table-cell>
            <table:table-cell office:value-type="string" table:style-name="ce13">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ValidateFuncMeta_r10b</text:p>
            </table:table-cell>
            <table:table-cell office:value-type="string" table:style-name="ce44">
              <text:p>revision 1.0b, section 6</text:p>
            </table:table-cell>
            <table:table-cell office:value-type="string" table:content-validation-name="val1" table:style-name="ce46">
              <text:p>Validate functionality for meta namspcs</text:p>
            </table:table-cell>
            <table:table-cell office:value-type="string" table:style-name="ce13">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ValidateFuncE2E_r10b</text:p>
            </table:table-cell>
            <table:table-cell office:value-type="string" table:style-name="ce44">
              <text:p>revision 1.0b, section 6</text:p>
            </table:table-cell>
            <table:table-cell office:value-type="string" table:content-validation-name="val1" table:style-name="ce46">
              <text:p>Validate functionality for E2E namspcs</text:p>
            </table:table-cell>
            <table:table-cell office:value-type="string" table:style-name="ce13">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group>
        <table:table-row table:style-name="ro8">
          <table:table-cell office:value-type="string" table:style-name="ce39">
            <text:p>GrpNVMDatasetMgmtCmd</text:p>
          </table:table-cell>
          <table:table-cell office:value-type="string" table:number-columns-spanned="1" table:number-rows-spanned="16" table:style-name="ce64">
            <text:p>NVM cmd set dataset mgmt test cases.</text:p>
          </table:table-cell>
          <table:table-cell office:value-type="string" table:style-name="ce42">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6">
            <table:table-cell table:style-name="ce7"/>
            <table:covered-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dataset mgmt and cause SC=Invalid Namspc or Format</text:p>
            </table:table-cell>
            <table:table-cell office:value-type="string" table:style-name="ce13">
              <text:p>Determine Identify.NN and issue dataset mgmt cmd to all namspcs not supported by DUT, expect failure.</text:p>
            </table:table-cell>
            <table:table-cell table:style-name="ce28"/>
            <table:table-cell table:number-columns-repeated="16377" table:style-name="ce1"/>
          </table:table-row>
          <table:table-row table:style-name="ro16">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8">
              <text:p>Each buffer's send_64b_bitmask = (MASK_PRP1_PAGE | MASK_PRP2_PAGE)</text:p>
            </table:table-cell>
            <table:table-cell table:number-columns-repeated="16377" table:style-name="ce1"/>
          </table:table-row>
          <table:table-row table:style-name="ro19">
            <table:table-cell table:style-name="ce43"/>
            <table:covered-table-cell/>
            <table:table-cell office:value-type="string" table:style-name="ce53">
              <text:p>PRP1PRP2NR_r10b</text:p>
            </table:table-cell>
            <table:table-cell office:value-type="string" table:style-name="ce44">
              <text:p>revision 1.0b, section 6</text:p>
            </table:table-cell>
            <table:table-cell office:value-type="string" table:content-validation-name="val1" table:style-name="ce46">
              <text:p>Verify all combinations of PRP1, PRP2, and Number of Ranges (NR)</text:p>
            </table:table-cell>
            <table:table-cell office:value-type="string" table:style-name="ce13">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8">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3"/>
            <table:covered-table-cell/>
            <table:table-cell office:value-type="string" table:style-name="ce14">
              <text:p>Attributes_r10b</text:p>
            </table:table-cell>
            <table:table-cell office:value-type="string" table:style-name="ce44">
              <text:p>revision 1.0b, section 6</text:p>
            </table:table-cell>
            <table:table-cell office:value-type="string" table:content-validation-name="val1" table:style-name="ce46">
              <text:p>Verify all combinations of attributes for all rang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table-cell table:style-name="ce43"/>
            <table:covered-table-cell/>
            <table:table-cell office:value-type="string" table:style-name="ce14">
              <text:p>ConflictAttribSingle_r10b</text:p>
            </table:table-cell>
            <table:table-cell office:value-type="string" table:style-name="ce44">
              <text:p>revision 1.0b, section 6</text:p>
            </table:table-cell>
            <table:table-cell office:value-type="string" table:content-validation-name="val1" table:style-name="ce46">
              <text:p>Issue dataset mgmt single range cause SC=Conflicting Attributes</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5">
            <table:table-cell table:style-name="ce43"/>
            <table:covered-table-cell/>
            <table:table-cell office:value-type="string" table:style-name="ce14">
              <text:p>ConflictAttribAdjacent_r10b</text:p>
            </table:table-cell>
            <table:table-cell office:value-type="string" table:style-name="ce44">
              <text:p>revision 1.0b, section 6</text:p>
            </table:table-cell>
            <table:table-cell office:value-type="string" table:content-validation-name="val1" table:style-name="ce46">
              <text:p>Issue dataset mgmt adjacent ranges cause SC=Conflicting Attribut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1">
            <table:table-cell table:style-name="ce43"/>
            <table:covered-table-cell/>
            <table:table-cell office:value-type="string" table:style-name="ce14">
              <text:p>ConflictAttribOverlap_r10b</text:p>
            </table:table-cell>
            <table:table-cell office:value-type="string" table:style-name="ce44">
              <text:p>revision 1.0b, section 6</text:p>
            </table:table-cell>
            <table:table-cell office:value-type="string" table:content-validation-name="val1" table:style-name="ce46">
              <text:p>Issue dataset mgmt overlap ranges cause SC=Conflicting Attributes</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2">
            <table:table-cell table:style-name="ce43"/>
            <table:covered-table-cell/>
            <table:table-cell office:value-type="string" table:style-name="ce14">
              <text:p>IdenticalAttribOverlap_r10b</text:p>
            </table:table-cell>
            <table:table-cell office:value-type="string" table:style-name="ce44">
              <text:p>revision 1.0b, section 6</text:p>
            </table:table-cell>
            <table:table-cell office:value-type="string" table:content-validation-name="val1" table:style-name="ce46">
              <text:p>Issue dataset mgmt overlap ranges NOT cause SC=Conflicting Attrib</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3">
            <table:table-cell table:style-name="ce43"/>
            <table:covered-table-cell/>
            <table:table-cell office:value-type="string" table:style-name="ce14">
              <text:p>Dealloc1RangeEntireLen1Addr_r10b</text:p>
            </table:table-cell>
            <table:table-cell office:value-type="string" table:style-name="ce44">
              <text:p>revision 1.0b, section 6</text:p>
            </table:table-cell>
            <table:table-cell office:value-type="string" table:content-validation-name="val1" table:style-name="ce46">
              <text:p>Deallocate 1 range, entire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3"/>
            <table:covered-table-cell/>
            <table:table-cell office:value-type="string" table:style-name="ce14">
              <text:p>Dealloc1RangeVaryLen1Addr_r10b</text:p>
            </table:table-cell>
            <table:table-cell office:value-type="string" table:style-name="ce44">
              <text:p>revision 1.0b, section 6</text:p>
            </table:table-cell>
            <table:table-cell office:value-type="string" table:content-validation-name="val1" table:style-name="ce46">
              <text:p>Deallocate 1 range, vary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3"/>
            <table:covered-table-cell/>
            <table:table-cell office:value-type="string" table:style-name="ce14">
              <text:p>Dealloc1RangeVaryLenVaryAddr_r10b</text:p>
            </table:table-cell>
            <table:table-cell office:value-type="string" table:style-name="ce44">
              <text:p>revision 1.0b, section 6</text:p>
            </table:table-cell>
            <table:table-cell office:value-type="string" table:content-validation-name="val1" table:style-name="ce46">
              <text:p>Deallocate 1 range, vary length, vary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3"/>
            <table:covered-table-cell/>
            <table:table-cell office:value-type="string" table:style-name="ce14">
              <text:p>DeallocVaryRangeScaleLenScaleAddr_r10b</text:p>
            </table:table-cell>
            <table:table-cell office:value-type="string" table:style-name="ce44">
              <text:p>revision 1.0b, section 6</text:p>
            </table:table-cell>
            <table:table-cell office:value-type="string" table:content-validation-name="val1" table:style-name="ce46">
              <text:p>Deallocate vary range, scale length, scale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3"/>
            <table:covered-table-cell/>
            <table:table-cell office:value-type="string" table:style-name="ce14">
              <text:p>DeallocVaryRangeVaryLenVaryAddr_r10b</text:p>
            </table:table-cell>
            <table:table-cell office:value-type="string" table:style-name="ce44">
              <text:p>revision 1.0b, section 6</text:p>
            </table:table-cell>
            <table:table-cell office:value-type="string" table:content-validation-name="val1" table:style-name="ce46">
              <text:p>Deallocate vary range, vary length, vary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3"/>
            <table:covered-table-cell/>
            <table:table-cell office:value-type="string" table:style-name="ce14">
              <text:p>IntegralWriteAttrib_r10b</text:p>
            </table:table-cell>
            <table:table-cell office:value-type="string" table:style-name="ce44">
              <text:p>revision 1.0b, section 6</text:p>
            </table:table-cell>
            <table:table-cell office:value-type="string" table:content-validation-name="val1" table:style-name="ce46">
              <text:p>Verify functionality of integral dataset for write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table-cell table:style-name="ce43"/>
            <table:covered-table-cell/>
            <table:table-cell office:value-type="string" table:style-name="ce14">
              <text:p>IntegralReadAttrib_r10b</text:p>
            </table:table-cell>
            <table:table-cell office:value-type="string" table:style-name="ce44">
              <text:p>revision 1.0b, section 6</text:p>
            </table:table-cell>
            <table:table-cell office:value-type="string" table:content-validation-name="val1" table:style-name="ce46">
              <text:p>Verify functionality of integral dataset for read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group>
        <table:table-row table:style-name="ro8">
          <table:table-cell office:value-type="string" table:style-name="ce39">
            <text:p>GrpNVMCompareCmd</text:p>
          </table:table-cell>
          <table:table-cell office:value-type="string" table:number-columns-spanned="1" table:number-rows-spanned="33" table:style-name="ce64">
            <text:p>NVM cmd set compar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12">
            <table:table-cell table:style-name="ce7"/>
            <table:covered-table-cell/>
            <table:table-cell office:value-type="string" table:style-name="ce29">
              <text:p>LBAOutOfRangeBare_r10b</text:p>
            </table:table-cell>
            <table:table-cell office:value-type="string" table:style-name="ce44">
              <text:p>revision 1.0b, section 4,6</text:p>
            </table:table-cell>
            <table:table-cell office:value-type="string" table:content-validation-name="val1" table:style-name="ce46">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4">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Bare_r10b.</text:p>
            </table:table-cell>
            <table:table-cell table:number-columns-repeated="16377" table:style-name="ce1"/>
          </table:table-row>
          <table:table-row table:style-name="ro12">
            <table:table-cell table:style-name="ce54"/>
            <table:covered-table-cell/>
            <table:table-cell office:value-type="string" table:style-name="ce29">
              <text:p>LBAOutOfRangeMeta_r10b</text:p>
            </table:table-cell>
            <table:table-cell office:value-type="string" table:style-name="ce44">
              <text:p>revision 1.0b, section 4,6</text:p>
            </table:table-cell>
            <table:table-cell office:value-type="string" table:content-validation-name="val1" table:style-name="ce46">
              <text:p>Issue compare and cause SC=LBA Out of Range on meta namspcs</text:p>
            </table:table-cell>
            <table:table-cell office:value-type="string" table:style-name="ce34">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Meta_r10b.</text:p>
            </table:table-cell>
            <table:table-cell table:number-columns-repeated="16377" table:style-name="ce1"/>
          </table:table-row>
          <table:table-row table:style-name="ro12">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compare and cause SC=LBA Out of Range on E2E namspcs</text:p>
            </table:table-cell>
            <table:table-cell office:value-type="string" table:style-name="ce34">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E2E_r10b.</text:p>
            </table:table-cell>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compare and cause SC=Invalid Namspc or Format</text:p>
            </table:table-cell>
            <table:table-cell office:value-type="string" table:style-name="ce13">
              <text:p>Determine Identify.NN and issue compare cmd sending 1 block, to all namspcs not supported by DUT, expect failure.</text:p>
            </table:table-cell>
            <table:table-cell office:value-type="string" table:style-name="ce28">
              <text:p>NOTE: Similar test exists at GrpNVMWriteCmd/InvalidNamspc_r10b.</text:p>
            </table:table-cell>
            <table:table-cell table:number-columns-repeated="16377" table:style-name="ce1"/>
          </table:table-row>
          <table:table-row table:style-name="ro14">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8">
              <text:p>NOTE: Similar test exists at GrpNVMWriteCmd/UnsupportedRsvdFields_r10b.</text:p>
            </table:table-cell>
            <table:table-cell table:number-columns-repeated="16377" table:style-name="ce1"/>
          </table:table-row>
          <table:table-row table:style-name="ro15">
            <table:table-cell table:style-name="ce43"/>
            <table:covered-table-cell/>
            <table:table-cell office:value-type="string" table:style-name="ce14">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8">
              <text:p>Use Cmd::SetDword() function to set MPTR field. NOTE: Similar test exists at GrpNVMWriteCmd/IgnoreMetaPtrBare_r10b.</text:p>
            </table:table-cell>
            <table:table-cell table:number-columns-repeated="16377" table:style-name="ce1"/>
          </table:table-row>
          <table:table-row table:style-name="ro16">
            <table:table-cell table:style-name="ce43"/>
            <table:covered-table-cell/>
            <table:table-cell office:value-type="string" table:style-name="ce14">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Meta_r10b.</text:p>
            </table:table-cell>
            <table:table-cell table:number-columns-repeated="16377" table:style-name="ce1"/>
          </table:table-row>
          <table:table-row table:style-name="ro16">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E2E_r10b.</text:p>
            </table:table-cell>
            <table:table-cell table:number-columns-repeated="16377" table:style-name="ce1"/>
          </table:table-row>
          <table:table-row table:style-name="ro16">
            <table:table-cell table:style-name="ce43"/>
            <table:covered-table-cell/>
            <table:table-cell office:value-type="string" table:style-name="ce14">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8">
              <text:p>NOTE: Similar test exists at GrpNVMWriteCmd/ProtInfoIgnoreBare_r10b.</text:p>
            </table:table-cell>
            <table:table-cell table:number-columns-repeated="16377" table:style-name="ce1"/>
          </table:table-row>
          <table:table-row table:style-name="ro16">
            <table:table-cell table:style-name="ce43"/>
            <table:covered-table-cell/>
            <table:table-cell office:value-type="string" table:style-name="ce14">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8">
              <text:p>NOTE: Similar test exists at GrpNVMWriteCmd/ProtInfoIgnoreMeta_r10b.</text:p>
            </table:table-cell>
            <table:table-cell table:number-columns-repeated="16377" table:style-name="ce1"/>
          </table:table-row>
          <table:table-row table:style-name="ro6">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TBD</text:p>
            </table:table-cell>
            <table:table-cell office:value-type="string" table:style-name="ce28">
              <text:p>NOTE: Similar test exists at GrpNVMWriteCmd/ConflictAtrib_r10b.</text:p>
            </table:table-cell>
            <table:table-cell table:number-columns-repeated="16377" table:style-name="ce1"/>
          </table:table-row>
          <table:table-row table:style-name="ro13">
            <table:table-cell table:style-name="ce43"/>
            <table:covered-table-cell/>
            <table:table-cell office:value-type="string" table:style-name="ce14">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FUA_r10b.</text:p>
            </table:table-cell>
            <table:table-cell table:number-columns-repeated="16377" table:style-name="ce1"/>
          </table:table-row>
          <table:table-row table:style-name="ro12">
            <table:table-cell table:style-name="ce43"/>
            <table:covered-table-cell/>
            <table:table-cell office:value-type="string" table:style-name="ce14">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LimitedRetry_r10b.</text:p>
            </table:table-cell>
            <table:table-cell table:number-columns-repeated="16377" table:style-name="ce1"/>
          </table:table-row>
          <table:table-row table:style-name="ro6">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office:value-type="string" table:style-name="ce28">
              <text:p>NOTE: Similar test exists at GrpNVMWriteCmd/ProtInfo_r10b.</text:p>
            </table:table-cell>
            <table:table-cell table:number-columns-repeated="16377" table:style-name="ce1"/>
          </table:table-row>
          <table:table-row table:style-name="ro15">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6">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office:value-type="string" table:style-name="ce28">
              <text:p>NOTE: Similar test exists at GrpNVMWriteCmd/ILBRT_r10b.</text:p>
            </table:table-cell>
            <table:table-cell table:number-columns-repeated="16377" table:style-name="ce1"/>
          </table:table-row>
          <table:table-row table:style-name="ro6">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office:value-type="string" table:style-name="ce28">
              <text:p>NOTE: Similar test exists at GrpNVMWriteCmd/LBATM_r10b.</text:p>
            </table:table-cell>
            <table:table-cell table:number-columns-repeated="16377" table:style-name="ce1"/>
          </table:table-row>
          <table:table-row table:style-name="ro6">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office:value-type="string" table:style-name="ce28">
              <text:p>NOTE: Similar test exists at GrpNVMWriteCmd/LBAT_r10b.</text:p>
            </table:table-cell>
            <table:table-cell table:number-columns-repeated="16377" table:style-name="ce1"/>
          </table:table-row>
          <table:table-row table:style-name="ro12">
            <table:table-cell table:style-name="ce7"/>
            <table:covered-table-cell/>
            <table:table-cell office:value-type="string" table:style-name="ce29">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19">
            <table:table-cell table:style-name="ce43"/>
            <table:covered-table-cell/>
            <table:table-cell office:value-type="string" table:style-name="ce14">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0">
            <table:table-cell table:style-name="ce43"/>
            <table:covered-table-cell/>
            <table:table-cell office:value-type="string" table:style-name="ce14">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1">
            <table:table-cell table:style-name="ce43"/>
            <table:covered-table-cell/>
            <table:table-cell office:value-type="string" table:style-name="ce14">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8">
            <table:table-cell table:style-name="ce43"/>
            <table:covered-table-cell/>
            <table:table-cell office:value-type="string" table:style-name="ce14">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6">
            <table:table-cell table:style-name="ce43"/>
            <table:covered-table-cell/>
            <table:table-cell office:value-type="string" table:style-name="ce14">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8">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2">
            <table:table-cell table:style-name="ce43"/>
            <table:covered-table-cell/>
            <table:table-cell office:value-type="string" table:style-name="ce14">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8">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2">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8">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2">
            <table:table-cell table:style-name="ce43"/>
            <table:covered-table-cell/>
            <table:table-cell office:value-type="string" table:style-name="ce14">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8">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3">
            <table:table-cell table:style-name="ce43"/>
            <table:covered-table-cell/>
            <table:table-cell office:value-type="string" table:style-name="ce14">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3">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8">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7">
            <table:table-cell table:style-name="ce7"/>
            <table:covered-table-cell/>
            <table:table-cell office:value-type="string" table:style-name="ce14">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Bare_r10b</text:p>
            </table:table-cell>
            <table:table-cell table:number-columns-repeated="16377" table:style-name="ce1"/>
          </table:table-row>
          <table:table-row table:style-name="ro17">
            <table:table-cell table:style-name="ce43"/>
            <table:covered-table-cell/>
            <table:table-cell office:value-type="string" table:style-name="ce14">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Meta_r10b</text:p>
            </table:table-cell>
            <table:table-cell table:number-columns-repeated="16377" table:style-name="ce1"/>
          </table:table-row>
          <table:table-row table:style-name="ro17">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E2E_r10b</text:p>
            </table:table-cell>
            <table:table-cell table:number-columns-repeated="16377" table:style-name="ce1"/>
          </table:table-row>
        </table:table-row-group>
        <table:table-row table:style-name="ro15">
          <table:table-cell office:value-type="string" table:style-name="ce39">
            <text:p>GrpInterrupts</text:p>
          </table:table-cell>
          <table:table-cell office:value-type="string" table:number-columns-spanned="1" table:number-rows-spanned="10" table:style-name="ce64">
            <text:p>MSI-single, MSI-multi, MSI-X test cases.</text:p>
          </table:table-cell>
          <table:table-cell office:value-type="string" table:style-name="ce52">
            <text:p>InvalidMSIXIRQ_r10b</text:p>
          </table:table-cell>
          <table:table-cell office:value-type="string" table:style-name="ce44">
            <text:p>revision 1.0b, section 4,7</text:p>
          </table:table-cell>
          <table:table-cell office:value-type="string" table:content-validation-name="val1" table:style-name="ce46">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3">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group>
          <table:table-row table:style-name="ro15">
            <table:table-cell table:style-name="ce43"/>
            <table:covered-table-cell/>
            <table:table-cell office:value-type="string" table:style-name="ce14">
              <text:p>InvalidMSIIRQ_r10b</text:p>
            </table:table-cell>
            <table:table-cell office:value-type="string" table:style-name="ce44">
              <text:p>revision 1.0b, section 4,7</text:p>
            </table:table-cell>
            <table:table-cell office:value-type="string" table:content-validation-name="val1" table:style-name="ce46">
              <text:p>Associate illegal MSI IRQ and cause SC=Invalid interrupt vector</text:p>
            </table:table-cell>
            <table:table-cell office:value-type="string" table:style-name="ce13">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17">
            <table:table-cell table:style-name="ce43"/>
            <table:covered-table-cell/>
            <table:table-cell office:value-type="string" table:style-name="ce53">
              <text:p>MaxIOQMSIX1To1_r10b</text:p>
            </table:table-cell>
            <table:table-cell office:value-type="string" table:style-name="ce44">
              <text:p>revision 1.0b, section 4,7</text:p>
            </table:table-cell>
            <table:table-cell office:value-type="string" table:content-validation-name="val1" table:style-name="ce46">
              <text:p>Create and use the max allows IOCQ/IOSQ's under MSI-X (1:1)</text:p>
            </table:table-cell>
            <table:table-cell office:value-type="string" table:style-name="ce13">
              <text:p>Only allowed to execute test if the DUT supports MSI-X IRQ's by reporting the MSIXCAP PCI structures. Determine X, where X is the greater of 2048,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2">
            <table:table-cell table:style-name="ce43"/>
            <table:covered-table-cell/>
            <table:table-cell office:value-type="string" table:style-name="ce14">
              <text:p>MaxIOQMSIMulti1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1:1)</text:p>
            </table:table-cell>
            <table:table-cell office:value-type="string" table:style-name="ce13">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6">
            <table:table-cell table:style-name="ce43"/>
            <table:covered-table-cell/>
            <table:table-cell office:value-type="string" table:style-name="ce14">
              <text:p>MaxIOQMSISingle1To1_r10b</text:p>
            </table:table-cell>
            <table:table-cell office:value-type="string" table:style-name="ce44">
              <text:p>revision 1.0b, section 4,7</text:p>
            </table:table-cell>
            <table:table-cell office:value-type="string" table:content-validation-name="val1" table:style-name="ce46">
              <text:p>Create and use the max allows IOCQ/IOSQ's under MSI-single (1:1)</text:p>
            </table:table-cell>
            <table:table-cell office:value-type="string" table:style-name="ce13">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2">
            <table:table-cell table:style-name="ce43"/>
            <table:covered-table-cell/>
            <table:table-cell office:value-type="string" table:style-name="ce53">
              <text:p>MaxIOQMSIXManyTo1_r10b</text:p>
            </table:table-cell>
            <table:table-cell office:value-type="string" table:style-name="ce44">
              <text:p>revision 1.0b, section 4,7</text:p>
            </table:table-cell>
            <table:table-cell office:value-type="string" table:content-validation-name="val1" table:style-name="ce46">
              <text:p>Create and use the max allows IOCQ/IOSQ's under MSI-X (many:1)</text:p>
            </table:table-cell>
            <table:table-cell office:value-type="string" table:style-name="ce13">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3">
            <table:table-cell table:style-name="ce43"/>
            <table:covered-table-cell/>
            <table:table-cell office:value-type="string" table:style-name="ce14">
              <text:p>MaxIOQMSIMany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many:1)</text:p>
            </table:table-cell>
            <table:table-cell office:value-type="string" table:style-name="ce13">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7">
            <table:table-cell table:style-name="ce43"/>
            <table:covered-table-cell/>
            <table:table-cell office:value-type="string" table:style-name="ce55">
              <text:p>PinBased_r10b</text:p>
            </table:table-cell>
            <table:table-cell office:value-type="string" table:style-name="ce44">
              <text:p>revision 1.0b, section 4,7</text:p>
            </table:table-cell>
            <table:table-cell office:value-type="string" table:content-validation-name="val1" table:style-name="ce46">
              <text:p>Validate pin base interrupts.</text:p>
            </table:table-cell>
            <table:table-cell office:value-type="string" table:style-name="ce13">
              <text:p>TBD</text:p>
            </table:table-cell>
            <table:table-cell office:value-type="string" table:style-name="ce28">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5">
            <table:table-cell table:style-name="ce43"/>
            <table:covered-table-cell/>
            <table:table-cell office:value-type="string" table:style-name="ce53">
              <text:p>PartialReapMSIX</text:p>
            </table:table-cell>
            <table:table-cell office:value-type="string" table:style-name="ce44">
              <text:p>revision 1.0b, section 4,7</text:p>
            </table:table-cell>
            <table:table-cell office:value-type="string" table:content-validation-name="val1" table:style-name="ce46">
              <text:p>Verify correct behavior during partial IOCQ reaping for MSI-X.</text:p>
            </table:table-cell>
            <table:table-cell office:value-type="string" table:style-name="ce13">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8"/>
            <table:table-cell table:number-columns-repeated="16377" table:style-name="ce1"/>
          </table:table-row>
          <table:table-row table:style-name="ro18">
            <table:table-cell table:style-name="ce43"/>
            <table:covered-table-cell/>
            <table:table-cell office:value-type="string" table:style-name="ce14">
              <text:p>MSIInternalISReg</text:p>
            </table:table-cell>
            <table:table-cell office:value-type="string" table:style-name="ce44">
              <text:p>revision 1.0b, section 7</text:p>
            </table:table-cell>
            <table:table-cell office:value-type="string" table:content-validation-name="val1" table:style-name="ce46">
              <text:p>Verify hidden IS register is reset after DUT disabled for MSI.</text:p>
            </table:table-cell>
            <table:table-cell office:value-type="string" table:style-name="ce13">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8"/>
            <table:table-cell table:number-columns-repeated="16377" table:style-name="ce1"/>
          </table:table-row>
        </table:table-row-group>
        <table:table-row table:style-name="ro17">
          <table:table-cell office:value-type="string" table:style-name="ce39">
            <text:p>GrpAdminDeleteIOSQCmd</text:p>
          </table:table-cell>
          <table:table-cell office:value-type="string" table:number-columns-spanned="1" table:number-rows-spanned="4" table:style-name="ce64">
            <text:p>Admin cmd set delete IOS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8"/>
            <table:table-cell table:number-columns-repeated="16377" table:style-name="ce1"/>
          </table:table-row>
          <table:table-row table:style-name="ro17">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S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1), expect identical outcome.</text:p>
            </table:table-cell>
            <table:table-cell table:style-name="ce28"/>
            <table:table-cell table:number-columns-repeated="16377" table:style-name="ce1"/>
          </table:table-row>
          <table:table-row table:style-name="ro15">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S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17">
          <table:table-cell office:value-type="string" table:style-name="ce39">
            <text:p>GrpAdminDeleteIOCQCmd</text:p>
          </table:table-cell>
          <table:table-cell office:value-type="string" table:number-columns-spanned="1" table:number-rows-spanned="4" table:style-name="ce64">
            <text:p>Admin cmd set delete IOC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8"/>
            <table:table-cell table:number-columns-repeated="16377" table:style-name="ce1"/>
          </table:table-row>
          <table:table-row table:style-name="ro14">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C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8"/>
            <table:table-cell table:number-columns-repeated="16377" table:style-name="ce1"/>
          </table:table-row>
          <table:table-row table:style-name="ro16">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C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14">
          <table:table-cell office:value-type="string" table:style-name="ce13">
            <text:p>GrpAdminCreateIOCQCmd</text:p>
          </table:table-cell>
          <table:table-cell office:value-type="string" table:number-columns-spanned="1" table:number-rows-spanned="3" table:style-name="ce64">
            <text:p>Admin cmd set create IOC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6">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CQ cause SC=Invalid queue identifier</text:p>
            </table:table-cell>
            <table:table-cell office:value-type="string" table:style-name="ce13">
              <text:p>Calc X, where X = max num IOQ's DUT will support. Issue CreateIOCQ cmds specifying QID's ranging from (X+1) to 0xffff, expect failure.</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CQ cause SC=Maximum queue size exceeded</text:p>
            </table:table-cell>
            <table:table-cell office:value-type="string" table:style-name="ce13">
              <text:p>CreateIOCQ cmds specifying DW10.QSIZE ranging from (CAP.MQES+2) to 0xffff, expect failure.</text:p>
            </table:table-cell>
            <table:table-cell table:style-name="ce28"/>
            <table:table-cell table:number-columns-repeated="16377" table:style-name="ce1"/>
          </table:table-row>
        </table:table-row-group>
        <table:table-row table:style-name="ro13">
          <table:table-cell office:value-type="string" table:style-name="ce13">
            <text:p>GrpAdminCreateIOSQCmd</text:p>
          </table:table-cell>
          <table:table-cell office:value-type="string" table:number-columns-spanned="1" table:number-rows-spanned="5" table:style-name="ce64">
            <text:p>Admin cmd set create IOS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8">
            <text:p>Test is similar to GrpAdminCreateIOCQCmd/UnsupportRrvdFields_r10b</text:p>
          </table:table-cell>
          <table:table-cell table:number-columns-repeated="16377" table:style-name="ce1"/>
        </table:table-row>
        <table:table-row-group>
          <table:table-row table:style-name="ro7">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SQ cause SC=Invalid queue identifier</text:p>
            </table:table-cell>
            <table:table-cell office:value-type="string" table:style-name="ce13">
              <text:p>Calc X, where X = max num IOQ's DUT will support. Issue a CreateIOCQ cmd, with QID=0xffff, num elements=2, expect success. Then issue a correlating CreateIOSQ cmds specifying QID's ranging from (X+1) to 0xffff, expect failure.</text:p>
            </table:table-cell>
            <table:table-cell table:style-name="ce28"/>
            <table:table-cell table:number-columns-repeated="16377" table:style-name="ce1"/>
          </table:table-row>
          <table:table-row table:style-name="ro7">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SQ cause SC=Maximum queue size exceeded</text:p>
            </table:table-cell>
            <table:table-cell office:value-type="string" table:style-name="ce13">
              <text:p>Issue a CreateIOCQ cmd, with QID=0xffff, num elements=2, expect success. Then issue a correlating CreateIOSQ cmds specifying DW10.QSIZE ranging from (CAP.MQES+2) to 0xffff, expect failure.</text:p>
            </table:table-cell>
            <table:table-cell table:style-name="ce28"/>
            <table:table-cell table:number-columns-repeated="16377" table:style-name="ce1"/>
          </table:table-row>
          <table:table-row table:style-name="ro7">
            <table:table-cell table:style-name="ce51"/>
            <table:covered-table-cell/>
            <table:table-cell office:value-type="string" table:style-name="ce14">
              <text:p>CompletionQInvalid_r10b</text:p>
            </table:table-cell>
            <table:table-cell office:value-type="string" table:style-name="ce44">
              <text:p>revision 1.0b, section 5</text:p>
            </table:table-cell>
            <table:table-cell office:value-type="string" table:content-validation-name="val1" table:style-name="ce46">
              <text:p>Issue CreateIOSQ cause SC=Completion queue invalid</text:p>
            </table:table-cell>
            <table:table-cell office:value-type="string" table:style-name="ce13">
              <text:p>Issue a CreateIOCQ cmd, with QID=0xffff, num elements=2, expect success. Then issue a correlating CreateIOSQ cmds, with QID=0xffff, and range DW11.CQID from 1 to 0xfffe, expect failure.</text:p>
            </table:table-cell>
            <table:table-cell table:style-name="ce28"/>
            <table:table-cell table:number-columns-repeated="16377" table:style-name="ce1"/>
          </table:table-row>
          <table:table-row table:style-name="ro8">
            <table:table-cell table:style-name="ce51"/>
            <table:covered-table-cell/>
            <table:table-cell office:value-type="string" table:style-name="ce14">
              <text:p>AcceptQPriority_r10b</text:p>
            </table:table-cell>
            <table:table-cell office:value-type="string" table:style-name="ce44">
              <text:p>revision 1.0b, section 5</text:p>
            </table:table-cell>
            <table:table-cell office:value-type="string" table:content-validation-name="val1" table:style-name="ce46">
              <text:p>Issue CreateIOSQ and verify queue priority is accepted.</text:p>
            </table:table-cell>
            <table:table-cell office:value-type="string" table:style-name="ce13">
              <text:p>Issue a CreateIOCQ cmd, with QID=0xffff, num elements=2, expect success. Then issue a correlating CreateIOSQ cmds, with QID=0xffff, and range DW11_b2:1 thru all possible values, expect success. Delete the IOSQ between creations.</text:p>
            </table:table-cell>
            <table:table-cell table:style-name="ce28"/>
            <table:table-cell table:number-columns-repeated="16377" table:style-name="ce1"/>
          </table:table-row>
        </table:table-row-group>
        <table:table-row table:style-name="ro14">
          <table:table-cell office:value-type="string" table:style-name="ce13">
            <text:p>GrpAdminCreateIOQCmd</text:p>
          </table:table-cell>
          <table:table-cell office:value-type="string" table:number-columns-spanned="1" table:number-rows-spanned="7" table:style-name="ce64">
            <text:p>Admin cmd set create IOSQ and create IOCQ test cases. Common group needed to make the test cases more efficient where the same test may validate both types of creation simultaneously.</text:p>
          </table:table-cell>
          <table:table-cell office:value-type="string" table:style-name="ce29">
            <text:p>RsvdBitsInPRP_r10b</text:p>
          </table:table-cell>
          <table:table-cell office:value-type="string" table:style-name="ce44">
            <text:p>revision 1.0b, section 5</text:p>
          </table:table-cell>
          <table:table-cell office:value-type="string" table:content-validation-name="val1" table:style-name="ce46">
            <text:p>Verify rsvd fields ignored in PRP1</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12">
            <table:table-cell table:style-name="ce43"/>
            <table:covered-table-cell/>
            <table:table-cell office:value-type="string" table:style-name="ce14">
              <text:p>PRPLessPageContig_r10b</text:p>
            </table:table-cell>
            <table:table-cell office:value-type="string" table:style-name="ce44">
              <text:p>revision 1.0b, section 5</text:p>
            </table:table-cell>
            <table:table-cell office:value-type="string" table:content-validation-name="val1" table:style-name="ce46">
              <text:p>Create IOQ's backed by 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2">
            <table:table-cell table:style-name="ce43"/>
            <table:covered-table-cell/>
            <table:table-cell office:value-type="string" table:style-name="ce14">
              <text:p>PRPLessPageDiscontig_r10b</text:p>
            </table:table-cell>
            <table:table-cell office:value-type="string" table:style-name="ce44">
              <text:p>revision 1.0b, section 5</text:p>
            </table:table-cell>
            <table:table-cell office:value-type="string" table:content-validation-name="val1" table:style-name="ce46">
              <text:p>Create IOQ's backed by dis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SinglePageContig_r10b</text:p>
            </table:table-cell>
            <table:table-cell office:value-type="string" table:style-name="ce44">
              <text:p>revision 1.0b, section 5</text:p>
            </table:table-cell>
            <table:table-cell office:value-type="string" table:content-validation-name="val1" table:style-name="ce46">
              <text:p>Create IOQ's backed by contigous memory =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SinglePageDiscontig_r10b</text:p>
            </table:table-cell>
            <table:table-cell office:value-type="string" table:style-name="ce44">
              <text:p>revision 1.0b, section 5</text:p>
            </table:table-cell>
            <table:table-cell office:value-type="string" table:content-validation-name="val1" table:style-name="ce46">
              <text:p>Create IOQ's backed by discontigous memory =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 table:style-name="ro14">
            <table:table-cell table:style-name="ce43"/>
            <table:covered-table-cell/>
            <table:table-cell office:value-type="string" table:style-name="ce14">
              <text:p>PRPGreaterPageContig_r10b</text:p>
            </table:table-cell>
            <table:table-cell office:value-type="string" table:style-name="ce44">
              <text:p>revision 1.0b, section 5</text:p>
            </table:table-cell>
            <table:table-cell office:value-type="string" table:content-validation-name="val1" table:style-name="ce46">
              <text:p>Create IOQ's backed by contigous memory &gt;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GreaterPageDiscontig_r10b</text:p>
            </table:table-cell>
            <table:table-cell office:value-type="string" table:style-name="ce44">
              <text:p>revision 1.0b, section 5</text:p>
            </table:table-cell>
            <table:table-cell office:value-type="string" table:content-validation-name="val1" table:style-name="ce46">
              <text:p>Create IOQ's backed by discontigous memory &gt;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group>
        <table:table-row table:style-name="ro4">
          <table:table-cell office:value-type="string" table:style-name="ce39">
            <text:p>GrpAdminGetLogPgCmd</text:p>
          </table:table-cell>
          <table:table-cell office:value-type="string" table:style-name="ce13">
            <text:p>Admin cmd set get log page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IdentifyCmd</text:p>
          </table:table-cell>
          <table:table-cell office:value-type="string" table:style-name="ce13">
            <text:p>Admin cmd set identify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AbortCmd</text:p>
          </table:table-cell>
          <table:table-cell office:value-type="string" table:style-name="ce13">
            <text:p>Admin cmd set abor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SetFeatCmd</text:p>
          </table:table-cell>
          <table:table-cell office:value-type="string" table:style-name="ce13">
            <text:p>Admin cmd s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GetFeatCmd</text:p>
          </table:table-cell>
          <table:table-cell office:value-type="string" table:style-name="ce13">
            <text:p>Admin cmd set g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5">
          <table:table-cell office:value-type="string" table:style-name="ce39">
            <text:p>GrpAdminAsyncCmd</text:p>
          </table:table-cell>
          <table:table-cell office:value-type="string" table:style-name="ce13">
            <text:p>Admin cmd set async event reques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8">
          <table:table-cell office:value-type="string" table:style-name="ce39">
            <text:p>GrpAdminFirmActCmd</text:p>
          </table:table-cell>
          <table:table-cell office:value-type="string" table:number-columns-spanned="1" table:number-rows-spanned="2" table:style-name="ce64">
            <text:p>Admin cmd set firmware activat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FirmImgCmd</text:p>
          </table:table-cell>
          <table:table-cell office:value-type="string" table:number-columns-spanned="1" table:number-rows-spanned="2" table:style-name="ce64">
            <text:p>Admin cmd set firmware image downloa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FormatNVMCmd</text:p>
          </table:table-cell>
          <table:table-cell office:value-type="string" table:number-columns-spanned="1" table:number-rows-spanned="2" table:style-name="ce64">
            <text:p>Admin cmd set format NVM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SecSendCmd</text:p>
          </table:table-cell>
          <table:table-cell office:value-type="string" table:number-columns-spanned="1" table:number-rows-spanned="2" table:style-name="ce64">
            <text:p>Admin cmd set security sen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SecRcvCmd</text:p>
          </table:table-cell>
          <table:table-cell office:value-type="string" table:number-columns-spanned="1" table:number-rows-spanned="2" table:style-name="ce64">
            <text:p>Admin cmd set security receiv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4">
          <table:table-cell office:value-type="string" table:style-name="ce39">
            <text:p>GrpFusedOps</text:p>
          </table:table-cell>
          <table:table-cell office:value-type="string" table:style-name="ce13">
            <text:p>Fused operational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RndRobin</text:p>
          </table:table-cell>
          <table:table-cell office:value-type="string" table:style-name="ce13">
            <text:p>Round robin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6">
          <table:table-cell office:value-type="string" table:style-name="ce39">
            <text:p>GrpRndRobinUrgent</text:p>
          </table:table-cell>
          <table:table-cell office:value-type="string" table:style-name="ce13">
            <text:p>Weighted round robin with urgent priority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PowerMgmt</text:p>
          </table:table-cell>
          <table:table-cell office:value-type="string" table:style-name="ce13">
            <text:p>Power management test cases.</text:p>
          </table:table-cell>
          <table:table-cell office:value-type="string" table:style-name="ce56">
            <text:p>TBD</text:p>
          </table:table-cell>
          <table:table-cell office:value-type="string" table:style-name="ce44">
            <text:p>revision 1.0b, section ???</text:p>
          </table:table-cell>
          <table:table-cell office:value-type="string" table:content-validation-name="val1" table:style-name="ce46">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4">
            <text:p>TBD</text:p>
          </table:table-cell>
          <table:table-cell table:style-name="ce28"/>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3"/>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2"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4-02T19:32:41Z</dc:date>
    <meta:print-date>2012-02-10T16:57:31Z</meta:print-date>
  </office:meta>
</office:document-meta>
</file>